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master-page-name="">
      <style:table-properties style:width="17cm" style:page-number="auto" fo:break-before="auto" fo:break-after="auto" table:align="left" fo:keep-with-next="auto"/>
    </style:style>
    <style:style style:name="Tabla1.A" style:family="table-column">
      <style:table-column-properties style:column-width="2cm"/>
    </style:style>
    <style:style style:name="Tabla1.B" style:family="table-column">
      <style:table-column-properties style:column-width="3.304cm"/>
    </style:style>
    <style:style style:name="Tabla1.C" style:family="table-column">
      <style:table-column-properties style:column-width="11.696cm"/>
    </style:style>
    <style:style style:name="Tabla1.A1" style:family="table-cell">
      <style:table-cell-properties style:vertical-align="middle" fo:padding-left="0.318cm" fo:padding-right="0.318cm" fo:padding-top="0.212cm" fo:padding-bottom="0.212cm" fo:border="0.05pt solid #000000"/>
    </style:style>
    <style:style style:name="P1" style:family="paragraph" style:parent-style-name="Heading_20_3">
      <style:paragraph-properties fo:margin-left="0cm" fo:margin-right="0cm" fo:text-indent="0cm" style:auto-text-indent="false" fo:keep-with-next="auto"/>
    </style:style>
    <style:style style:name="P2" style:family="paragraph" style:parent-style-name="Table_20_Contents">
      <style:paragraph-properties fo:margin-left="0cm" fo:margin-right="0cm" fo:text-indent="0cm" style:auto-text-indent="false" fo:keep-with-next="auto"/>
    </style:style>
    <style:style style:name="P3" style:family="paragraph" style:parent-style-name="Table_20_Contents">
      <style:paragraph-properties fo:keep-with-next="auto"/>
    </style:style>
    <style:style style:name="P4" style:family="paragraph" style:parent-style-name="Table_20_Contents">
      <style:paragraph-properties fo:margin-left="0cm" fo:margin-right="0cm" fo:text-indent="0cm" style:auto-text-indent="false" fo:keep-with-next="auto"/>
      <style:text-properties loext:padding="0cm" loext:border="none"/>
    </style:style>
    <style:style style:name="P5" style:family="paragraph" style:parent-style-name="Text_20_body">
      <style:paragraph-properties fo:margin-left="0cm" fo:margin-right="0cm" fo:text-indent="0cm" style:auto-text-indent="false" fo:keep-with-next="auto"/>
    </style:style>
    <style:style style:name="P6" style:family="paragraph" style:parent-style-name="Text_20_body" style:list-style-name="L2">
      <style:paragraph-properties fo:margin-left="0cm" fo:margin-right="0cm" fo:text-indent="0cm" style:auto-text-indent="false" fo:keep-with-next="auto"/>
    </style:style>
    <style:style style:name="P7" style:family="paragraph" style:parent-style-name="Text_20_body" style:list-style-name="L3">
      <style:paragraph-properties fo:margin-left="0cm" fo:margin-right="0cm" fo:text-indent="0cm" style:auto-text-indent="false" fo:keep-with-next="auto"/>
    </style:style>
    <style:style style:name="T1" style:family="text">
      <style:text-properties loext:padding="0cm" loext:border="none"/>
    </style:style>
    <style:style style:name="Sect1" style:family="section">
      <style:section-properties style:writing-mode="lr-tb"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0.499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T1">Guía de Práctica: Identificación de Chipsets de Placas Base</text:span> 🕵️‍♂️</text:h>
      <text:section text:style-name="Sect1" text:name="model-response-message-contentr_d2cb24b70cb29eaf">
        <text:p text:style-name="P5">¡Hola, futuros expertos en hardware! 👋 En esta práctica, vamos a desentrañar el cerebro de la placa base: el <text:span text:style-name="T1">chipset</text:span>. Este pequeño pero poderoso conjunto de chips es el responsable de gestionar la comunicación entre todos los componentes de tu PC, desde el procesador hasta los puertos USB.</text:p>
        <text:p text:style-name="P5">Vuestro objetivo es identificar los chipsets de las placas base que se os proporcionen, distinguirlos entre los de <text:span text:style-name="T1">Intel</text:span> y <text:span text:style-name="T1">AMD</text:span>, y documentar sus características clave desde el año 2022 hasta la actualidad. 📅</text:p>
        <text:p text:style-name="Horizontal_20_Line"/>
        <text:h text:style-name="P1" text:outline-level="3"><text:span text:style-name="T1">Paso a Paso para ser un Detective de Chipsets</text:span> 🧐</text:h>
        <text:list text:style-name="L2">
          <text:list-item>
            <text:p text:style-name="P6"><text:span text:style-name="T1">Observación Inicial</text:span>: Toma la placa base y observa su superficie. El chipset suele ser un chip plano y cuadrado, a menudo cubierto por un disipador de calor para mantenerlo fresco. A veces, el nombre del chipset está impreso en el propio disipador. ¡Busca el logo de Intel o AMD! 🔍</text:p>
          </text:list-item>
          <text:list-item>
            <text:p text:style-name="P6"><text:span text:style-name="T1">Identificación del Chipset</text:span>:</text:p>
            <text:list>
              <text:list-item>
                <text:p text:style-name="P6"><text:span text:style-name="T1">¿Dónde buscar?</text:span> El nombre del chipset generalmente se encuentra cerca de las ranuras PCI Express o del conector SATA. Por ejemplo, verás nombres como "Z690", "B760", "X670E" o "B650".</text:p>
              </text:list-item>
              <text:list-item>
                <text:p text:style-name="P6"><text:span text:style-name="T1">Reconocimiento de Marcas</text:span>: Los chipsets de Intel y AMD tienen nomenclaturas diferentes.</text:p>
                <text:list>
                  <text:list-item>
                    <text:p text:style-name="P6"><text:span text:style-name="T1">Intel</text:span>: Sus chipsets suelen empezar con las letras <text:span text:style-name="T1">Z, H, B</text:span> (para consumo) o <text:span text:style-name="T1">W</text:span> y <text:span text:style-name="T1">C</text:span> (para estaciones de trabajo/servidores). Ejemplo: <text:span text:style-name="T1">Z790</text:span>, <text:span text:style-name="T1">B660</text:span>.</text:p>
                  </text:list-item>
                  <text:list-item>
                    <text:p text:style-name="P6"><text:span text:style-name="T1">AMD</text:span>: Sus chipsets suelen empezar con las letras <text:span text:style-name="T1">X, B</text:span> (para consumo) o <text:span text:style-name="T1">WRX</text:span> y <text:span text:style-name="T1">TRX</text:span> (para estaciones de trabajo). Ejemplo: <text:span text:style-name="T1">X670E</text:span>, <text:span text:style-name="T1">B650</text:span>.</text:p>
                  </text:list-item>
                </text:list>
              </text:list-item>
            </text:list>
          </text:list-item>
          <text:list-item>
            <text:p text:style-name="P6"><text:span text:style-name="T1">Documentación y Características</text:span>: Una vez que hayas identificado el chipset, utiliza la documentación de apoyo o la información de internet para rellenar la siguiente tabla. Es crucial que entiendas las características de cada uno para saber qué tipo de PC se puede construir con esa placa base.</text:p>
          </text:list-item>
        </text:list>
        <text:p text:style-name="Horizontal_20_Line"/>
        <text:h text:style-name="P1" text:outline-level="3"><text:span text:style-name="T1">Tabla de Identificación de Chipsets</text:span> 📝</text:h>
        <table:table table:name="Tabla1" table:style-name="Tabla1">
          <table:table-column table:style-name="Tabla1.A"/>
          <table:table-column table:style-name="Tabla1.B"/>
          <table:table-column table:style-name="Tabla1.C"/>
          <table:table-header-rows>
            <table:table-row>
              <table:table-cell table:style-name="Tabla1.A1" office:value-type="string">
                <text:p text:style-name="P2">Fabricante</text:p>
              </table:table-cell>
              <table:table-cell table:style-name="Tabla1.A1" office:value-type="string">
                <text:p text:style-name="P2">Nombre del Chipset</text:p>
              </table:table-cell>
              <table:table-cell table:style-name="Tabla1.A1" office:value-type="string">
                <text:p text:style-name="P2">Características Clave (2022 en adelante)</text:p>
              </table:table-cell>
            </table:table-row>
          </table:table-header-rows>
          <table:table-row>
            <table:table-cell table:style-name="Tabla1.A1" office:value-type="string">
              <text:p text:style-name="P2"><text:span text:style-name="T1">Intel</text:span> 🟦</text:p>
            </table:table-cell>
            <table:table-cell table:style-name="Tabla1.A1" office:value-type="string">
              <text:p text:style-name="P4">Z690</text:p>
            </table:table-cell>
            <table:table-cell table:style-name="Tabla1.A1" office:value-type="string">
              <text:p text:style-name="P2">Soporte para CPUs de 12ª generación (Alder Lake). Soporta memoria DDR5 y DDR4. Cuenta con PCIe 5.0 para GPUs y PCIe 4.0 para almacenamiento.</text:p>
            </table:table-cell>
          </table:table-row>
          <table:table-row>
            <table:table-cell table:style-name="Tabla1.A1" office:value-type="string">
              <text:p text:style-name="P2"><text:span text:style-name="T1">Intel</text:span> 🟦</text:p>
            </table:table-cell>
            <table:table-cell table:style-name="Tabla1.A1" office:value-type="string">
              <text:p text:style-name="P4">Z790</text:p>
            </table:table-cell>
            <table:table-cell table:style-name="Tabla1.A1" office:value-type="string">
              <text:p text:style-name="P2">Soporte para CPUs de 12ª, 13ª y 14ª generación (Alder Lake, Raptor Lake y Raptor Lake Refresh). Ofrece soporte para memoria DDR5. Dispone de carriles PCIe 5.0 y 4.0.</text:p>
            </table:table-cell>
          </table:table-row>
          <table:table-row>
            <table:table-cell table:style-name="Tabla1.A1" office:value-type="string">
              <text:p text:style-name="P2"><text:span text:style-name="T1">Intel</text:span> 🟦</text:p>
            </table:table-cell>
            <table:table-cell table:style-name="Tabla1.A1" office:value-type="string">
              <text:p text:style-name="P4">LGA 1851 (Chipsets Z890, H870, <text:soft-page-break/>etc.)</text:p>
            </table:table-cell>
            <table:table-cell table:style-name="Tabla1.A1" office:value-type="string">
              <text:p text:style-name="P2">Chipset para CPUs de 15ª generación (Arrow Lake). Soporte exclusivo para DDR5. Compatibilidad con PCIe 5.0 para GPU y almacenamiento.</text:p>
            </table:table-cell>
          </table:table-row>
          <table:table-row>
            <table:table-cell table:style-name="Tabla1.A1" office:value-type="string">
              <text:p text:style-name="P2"><text:span text:style-name="T1">AMD</text:span> 🟥</text:p>
            </table:table-cell>
            <table:table-cell table:style-name="Tabla1.A1" office:value-type="string">
              <text:p text:style-name="P4">AM5 (X670E, X670, B650E, B650)</text:p>
            </table:table-cell>
            <table:table-cell table:style-name="Tabla1.A1" office:value-type="string">
              <text:p text:style-name="P2">Soporte exclusivo para CPUs Ryzen 7000/8000 Series (Zen 4). Solo compatible con memoria DDR5. Los modelos "E" (X670E, B650E) ofrecen PCIe 5.0 para GPU y almacenamiento.</text:p>
            </table:table-cell>
          </table:table-row>
          <table:table-row>
            <table:table-cell table:style-name="Tabla1.A1" office:value-type="string">
              <text:p text:style-name="P2"><text:span text:style-name="T1">AMD</text:span> 🟥</text:p>
            </table:table-cell>
            <table:table-cell table:style-name="Tabla1.A1" office:value-type="string">
              <text:p text:style-name="P4">AM4 (B550, X570, etc.)</text:p>
            </table:table-cell>
            <table:table-cell table:style-name="Tabla1.A1" office:value-type="string">
              <text:p text:style-name="P3">Soporte para CPUs Ryzen 1000-5000 Series. Compatibilidad con memoria DDR4. Sigue siendo muy popular para construcciones de PC económicas.</text:p>
            </table:table-cell>
          </table:table-row>
        </table:table>
        <text:p text:style-name="Horizontal_20_Line"/>
        <text:h text:style-name="P1" text:outline-level="3"><text:span text:style-name="T1">Consejos y Trucos</text:span> ✨</text:h>
        <text:list text:style-name="L3">
          <text:list-item>
            <text:p text:style-name="P7"><text:span text:style-name="T1">¡No te confundas!</text:span> El nombre del chipset (ej. Z790) es diferente al nombre del zócalo de la CPU (ej. LGA 1700). El zócalo determina el tipo de procesador que encaja, mientras que el chipset determina las características de la placa base (conectividad, tipo de memoria, etc.).</text:p>
          </text:list-item>
          <text:list-item>
            <text:p text:style-name="P7"><text:span text:style-name="T1">Investiga</text:span>: Si no puedes ver el nombre en el disipador, busca el modelo de la placa base en Google o en la página web del fabricante para ver sus especificaciones. ¡La información está ahí fuera! 🌐</text:p>
          </text:list-item>
          <text:list-item>
            <text:p text:style-name="P7"><text:span text:style-name="T1">Sigue el camino</text:span>: Fíjate en el "flujo de datos". El chipset generalmente se encuentra entre el zócalo de la CPU y los conectores PCIe y SATA, ya que actúa como un puente de comunicación.</text:p>
          </text:list-item>
        </text:list>
        <text:p text:style-name="P5">¡Mucha suerte con vuestra misión de identificación! ¡A trabajar! 💪</text:p>
      </text:section>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08T21:35:52.982535236</meta:creation-date>
    <dc:date>2025-09-08T21:55:45.258018413</dc:date>
    <meta:editing-duration>PT19M52S</meta:editing-duration>
    <meta:editing-cycles>2</meta:editing-cycles>
    <meta:generator>LibreOffice/24.2.2.2$Linux_X86_64 LibreOffice_project/d56cc158d8a96260b836f100ef4b4ef25d6f1a01</meta:generator>
    <meta:print-date>2025-09-08T21:41:42.237798221</meta:print-date>
    <meta:printed-by>Archivos PDF</meta:printed-by>
    <meta:document-statistic meta:table-count="1" meta:image-count="0" meta:object-count="0" meta:page-count="2" meta:paragraph-count="35" meta:word-count="590" meta:character-count="3475" meta:non-whitespace-character-count="2930"/>
  </office:meta>
</office:document-meta>
</file>